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1308474250032451313"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7950617644018799497"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2967778486631480765"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3869845718707362103"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2922628845286578341"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6300118116293185936" text:style-name="L6">
        <text:list-item>
          <text:list>
            <text:list-header>
              <text:p text:style-name="P210"><text:span text:style-name="T2">warm up:</text:span> 0.2 mile jog and rest 2 minutes</text:p>
              <text:p text:style-name="P210"><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3410372610983743208"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6054492761819840193"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29432389" text:continue-list="list3410372610983743208"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4881776709773319153"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29432524"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29429489"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29421199" text:continue-numbering="true" text:style-name="L9">
        <text:list-item>
          <text:list>
            <text:list-header>
              <text:p text:style-name="P211">Warm down: <text:span text:style-name="T3">0.25 mile jog home</text:span></text:p>
              <text:p text:style-name="P212"/>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29426890" text:continue-numbering="true" text:style-name="L9">
        <text:list-item>
          <text:list>
            <text:list-header>
              <text:p text:style-name="P212">Time for 4.8 miles: 56: 32, Ave Pace: 11:51/mile, Ave HR:118,-&gt;1399 heartbeats/Mile</text:p>
              <text:p text:style-name="P211">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29435716" text:continue-numbering="true" text:style-name="L9">
        <text:list-item>
          <text:list>
            <text:list-header>
              <text:p text:style-name="P212">Today Oct 13:</text:p>
              <text:p text:style-name="P212">Time for 4.8 miles: 59: 34, Ave Pace: 12:24.5/mile, Ave HR:108.5,-&gt;1345 heartbeats/Mile</text:p>
              <text:p text:style-name="P212">On Thur <text:s/>Oct 8, 2020: </text:p>
              <text:p text:style-name="P212">Time for 4.8 miles: 59: 55, Ave Pace: 12:29/mile, Ave HR:112,-&gt;1398 heartbeats/Mile</text:p>
              <text:p text:style-name="P213">On Oct 8 when going up hill, I ran until my HR was up to 120 bpm and then walked until my HR was 110 bpm and then repeated.</text:p>
              <text:p text:style-name="P213">On Oct 13 when going up hill, I ran until my HR was up to 115 bpm and then walked until my HR was 105 bpm and then repeated.</text:p>
              <text:p text:style-name="P214">On Oct 13 my average rate was faster and heartbeats/mile was lower. Therefore this scheme is better. I should repeat these two workouts and also try the following:</text:p>
              <text:p text:style-name="P213">When going up hill, run until my HR is up to 110 bpm and then walk until my HR is 100 bpm and repeat.</text:p>
              <text:p text:style-name="P214"/>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5942955129471477797"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3185639221605627131"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2210346331224037940"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29410106" text:continue-numbering="true" text:style-name="L12">
        <text:list-item>
          <text:list>
            <text:list-header>
              <text:p text:style-name="P216">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3325818988802368417" text:style-name="L13">
        <text:list-item>
          <text:list>
            <text:list-header>
              <text:p text:style-name="P205">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2549903306673107075"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3496180258632000834" text:style-name="L15">
        <text:list-item>
          <text:list>
            <text:list-header>
              <text:p text:style-name="P184">1.5 miles averaging about 9:40/mile and rest 1 min</text:p>
            </text:list-header>
          </text:list>
        </text:list-item>
      </text:list>
      <text:p text:style-name="P24">1 mile in 8:26 and rest 2 min</text:p>
      <text:list xml:id="list9000581839851425824"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123426792938335502" text:style-name="L17">
        <text:list-item>
          <text:list>
            <text:list-header>
              <text:p text:style-name="P186">5.25 miles on roads and bike paths in Oosterwold</text:p>
              <text:p text:style-name="P206">Average pace: 11:08/mile</text:p>
              <text:p text:style-name="P206">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29429384" text:continue-numbering="true" text:style-name="L17">
        <text:list-item>
          <text:list>
            <text:list-header>
              <text:p text:style-name="P186">5.25 miles on roads and bike paths in Oosterwold</text:p>
              <text:p text:style-name="P206">Average pace: 9:52/mile</text:p>
              <text:p text:style-name="P206">Warm down: 0.25 miles</text:p>
            </text:list-header>
          </text:list>
        </text:list-item>
      </text:list>
      <text:p text:style-name="P10"/>
      <text:p text:style-name="P24">Tues May 17, 2022 no running</text:p>
      <text:list xml:id="list3151463677186053191"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9137216968043368404"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5834537297082867257"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29432217" text:continue-list="list9137216968043368404" text:style-name="L19">
        <text:list-item>
          <text:list>
            <text:list-header>
              <text:p text:style-name="P188">(Pace*HR)=1240</text:p>
            </text:list-header>
          </text:list>
        </text:list-item>
      </text:list>
      <text:list xml:id="list29432164" text:continue-list="list3151463677186053191" text:style-name="L18">
        <text:list-item>
          <text:list>
            <text:list-header>
              <text:p text:style-name="P187">2 miles at 10:46/mile Ave HR= 121 bpm and rest a few minutes</text:p>
            </text:list-header>
          </text:list>
        </text:list-item>
      </text:list>
      <text:list xml:id="list29409487" text:continue-list="list29432217"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29423897"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997889021444844184"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8844051636784566193"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1032643266333327276" text:style-name="L23">
        <text:list-item>
          <text:list>
            <text:list-header>
              <text:p text:style-name="P207">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4342808728530426678" text:style-name="L24">
        <text:list-item>
          <text:p text:style-name="P215">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7572464568433492500"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7642986135592269697"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29432802" text:continue-numbering="true" text:style-name="L26">
        <text:list-item>
          <text:list>
            <text:list-header>
              <text:p text:style-name="P192">0.1 mile lead in to a 4 mile run</text:p>
              <text:p text:style-name="P208">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29428648"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6644897283825274307"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5033390676458336407"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8459874493355725283"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5780476259485827924"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5889980898659453469"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7658264628737992043" text:style-name="L32">
        <text:list-item>
          <text:list>
            <text:list-header>
              <text:p text:style-name="P198">0.25 miles in 2:54</text:p>
              <text:p text:style-name="P198">1 mile in 9:21 going faster as I ran and ending at around 8:30 pace</text:p>
            </text:list-header>
          </text:list>
        </text:list-item>
      </text:list>
      <text:list xml:id="list1938306447582371091"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8255496432005700062"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349845747277119276"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920349504962233259"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1115447924090401805"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3945881766942269441"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24"><text:soft-page-break/>Sat June 22, 2024 <text:span text:style-name="T2">3.06 miles</text:span> </text:p>
      <text:p text:style-name="P24">Warm up: 0.25 miles to the cemetery loop</text:p>
      <text:p text:style-name="P24">Run: 8 loops on the 0.32 mile loop: 2.56 miles, Ave Pace: 11:55/mile</text:p>
      <text:p text:style-name="P24">Warm down: 0.25 miles home</text:p>
      <text:p text:style-name="P24"/>
      <text:p text:style-name="P24">Sun June 23, 2024 <text:span text:style-name="T2">3.5 miles </text:span>on the the Meadville High track </text:p>
      <text:p text:style-name="P24">I ran wide so each lap was 0.25 miles.</text:p>
      <text:p text:style-name="P24">Run: 3.25 miles, Time: 37:00, Ave Pace: 11:20, Ave HR: 130 bpm</text:p>
      <text:p text:style-name="P24">Warm down: ¼ mile</text:p>
      <text:p text:style-name="P24"/>
      <text:p text:style-name="P38">Mon June 24, 2024 <text:span text:style-name="T2">2.75 miles</text:span> with 14 other runners on the cemetery loop</text:p>
      <text:p text:style-name="P24">Warm up: </text:p>
      <text:p text:style-name="P24">¼ mile to the cemetery loop</text:p>
      <text:p text:style-name="P24">½ mile down and ½ mile up on the main road hill, Time: 13:09 and rest </text:p>
      <text:p text:style-name="P24">Run: 4 x ¼ mile with 1/16 mile jog after each, Times: 2:29, 2:36, 2:25, 2:18</text:p>
      <text:p text:style-name="P24">Warm down: ¼ mile home</text:p>
      <text:p text:style-name="P24"/>
      <text:p text:style-name="P24">Tues June 25, 2024 <text:span text:style-name="T2">3.06 miles</text:span> </text:p>
      <text:p text:style-name="P24">Warm up: 0.25 miles to the cemetery loop</text:p>
      <text:p text:style-name="P24">Run: 8 loops on the 0.32 mile loop: 2.56 miles, Ave Pace: 11:43/mile</text:p>
      <text:p text:style-name="P24">Warm down: 0.25 miles home</text:p>
      <text:p text:style-name="P24"/>
      <text:p text:style-name="P24">Wed June 26, 2024 <text:span text:style-name="T2">3.77 miles</text:span> </text:p>
      <text:p text:style-name="P24">Run: 1 mile mainly on the cemetery loop, Time: 12:27</text:p>
      <text:p text:style-name="P24">Run: 8 loops on the 0.32 mile loop: 2.56 miles, Ave Pace: 13:23/mile</text:p>
      <text:p text:style-name="P24">Warm down: 0.25 miles home</text:p>
      <text:p text:style-name="P24"/>
      <text:p text:style-name="P24">Thur June 27, 2024 <text:span text:style-name="T2">3.1 miles</text:span></text:p>
      <text:p text:style-name="P24">Run: An easy 3.1 mile run on the Ernst Trail.</text:p>
      <text:p text:style-name="P24"/>
      <text:p text:style-name="P24">Fri June 28, 2024 <text:span text:style-name="T2">3.35 miles</text:span> </text:p>
      <text:p text:style-name="P24">Warm up: 1 mile mainly on to the cemetery loop</text:p>
      <text:p text:style-name="P24">Run: 2 miles on the 0.32 mile loop: Ave Pace: 11:03/mile</text:p>
      <text:p text:style-name="P24">Warm down: 0.35 miles home</text:p>
      <text:p text:style-name="P24"/>
      <text:p text:style-name="P24">During the past week: <text:span text:style-name="T2">22.6 miles</text:span>, streak of <text:s/>364 days started on July 1, 2023</text:p>
      <text:p text:style-name="P24"/>
      <text:p text:style-name="P24">Sat June 29, 2024 <text:span text:style-name="T2">3.7 miles</text:span> </text:p>
      <text:p text:style-name="P24">Warm up: 0.25 miles to the cemetery loop</text:p>
      <text:p text:style-name="P24">Run: 10 loops, Distance 3.2 miles, Ave Pace: 11:24/mile</text:p>
      <text:p text:style-name="P24">Warm down: 0.25 miles home</text:p>
      <text:p text:style-name="P24"/>
      <text:p text:style-name="P24"><text:soft-page-break/>Sun June 30, 2024 <text:span text:style-name="T2">3.46 miles</text:span> </text:p>
      <text:p text:style-name="P24">Warm up: 0.6 miles mainly on the cemetery loop and rest a few minutes</text:p>
      <text:p text:style-name="P24">Run: 8 loops on the 0.32 mile loop: 2.56 miles, Ave Pace: 11:19/mile</text:p>
      <text:p text:style-name="P24">Warm down: 0.3 miles home </text:p>
      <text:p text:style-name="P24"/>
      <text:p text:style-name="P24">During the past year: <text:span text:style-name="T2">?? miles</text:span>, streak of <text:s/>366 days started on July 1, 2023</text:p>
      <text:p text:style-name="P24"/>
      <text:p text:style-name="P24">Mon July 1, 2024 <text:span text:style-name="T2">5 miles</text:span> with about 12 other runners</text:p>
      <text:p text:style-name="P24">Warm up: 1.5 miles mainly on the cemetery loop and rest a few minutes</text:p>
      <text:p text:style-name="P24">Run: 10 loops on the 0.32 mile loop: 3.2 miles, Ave Pace: 11:04/mile</text:p>
      <text:p text:style-name="P24">Warm down: 0.3 miles home</text:p>
      <text:p text:style-name="P24"/>
      <text:p text:style-name="P24">Tues July 2, 2024 <text:span text:style-name="T2">2.5 miles</text:span> </text:p>
      <text:p text:style-name="P24">Warm up: 0.25 miles to the cemetery loop and rest a few minutes</text:p>
      <text:p text:style-name="P24">Run: 2 x 1 mile with a few minute rest between. Times: 11:46, 10:53</text:p>
      <text:p text:style-name="P24">Warm down: 0.25 miles home</text:p>
      <text:p text:style-name="P24"/>
      <text:p text:style-name="P24">Wed July 3, 2024 <text:span text:style-name="T2">3.75 miles</text:span> </text:p>
      <text:p text:style-name="P24">Warm up: 0.25 miles to the cemetery loop and rest a few minutes</text:p>
      <text:p text:style-name="P24">Run: 10 cemetery loops, Distance: 3.2 miles, Time: 35:09, Pace: 10:59</text:p>
      <text:p text:style-name="P24">Warm down: 0.3 miles home</text:p>
      <text:p text:style-name="P24"/>
      <text:p text:style-name="P24">Thur July 4, 2024 <text:span text:style-name="T2">4 miles</text:span> </text:p>
      <text:p text:style-name="P24">Warm up: 0.5 miles mainly on the cemetery loop and rest a few minutes</text:p>
      <text:p text:style-name="P24">Run: 10 cemetery loops, Distance: 3.2 miles, Time: 35:10, Pace: 11:00, Last Mile: 10:42</text:p>
      <text:p text:style-name="P24">Warm down: 0.3 miles home</text:p>
      <text:p text:style-name="P24"/>
      <text:p text:style-name="P24">Fri July 5, 2024 <text:span text:style-name="T2">4.2 miles</text:span> </text:p>
      <text:p text:style-name="P24">Warm up: 0.75 miles mainly on the cemetery loop and rest a few minutes</text:p>
      <text:p text:style-name="P24">Run: 10 cemetery loops, Distance: 3.2 miles, Time: 34:37, Pace: 10:49, Last Mile: 10:24</text:p>
      <text:p text:style-name="P24">Warm down: 0.25 miles home</text:p>
      <text:p text:style-name="P24"/>
      <text:p text:style-name="P24">During the past week: <text:span text:style-name="T2">26.61 miles</text:span>, streak of <text:s/>371 days started on July 1, 2023</text:p>
      <text:p text:style-name="P24"/>
      <text:p text:style-name="P24">Sat July 6, 2024 <text:span text:style-name="T2">6.75 miles</text:span> on the Meadville High School track</text:p>
      <text:p text:style-name="P24">Warm up: No warm up</text:p>
      <text:p text:style-name="P24">Distance: 6.5 miles, Time: 1:11:12, Pace: 10:57</text:p>
      <text:p text:style-name="P24">Splits: 11:33, 11:04, 11:03, 11:21, 10:53, 10:23, 4:55</text:p>
      <text:p text:style-name="P24">Warm down: 0.25 miles</text:p>
      <text:p text:style-name="P24"/>
      <text:p text:style-name="P24"/>
      <text:p text:style-name="P24"/>
      <text:p text:style-name="P24"><text:soft-page-break/>Sun July 7, 2024 <text:span text:style-name="T2">2.5 miles</text:span> </text:p>
      <text:p text:style-name="P24">Warm up: 0.25 miles to the cemetery</text:p>
      <text:p text:style-name="P24">Run: 2 miles at an easy pace</text:p>
      <text:p text:style-name="P24">Warm down: 0.25 miles home</text:p>
      <text:p text:style-name="P24"/>
      <text:p text:style-name="P24">Mon July 8, 2024 <text:span text:style-name="T2">2.7 miles</text:span> </text:p>
      <text:p text:style-name="P24">Warm up: 0.25 miles to the cemetery</text:p>
      <text:p text:style-name="P24">Run: 2.2 miles on the loop averaging 11:46/mile</text:p>
      <text:p text:style-name="P24">Warm down: 0.25 miles ho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0">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text:soft-page-break/>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text:soft-page-break/>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3207739897406263307" text:style-name="L39">
        <text:list-item>
          <text:list>
            <text:list-header>
              <text:p text:style-name="P20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20 loop run:</text:p>
      <text:p text:style-name="P19"><text:soft-page-break/>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7-08T09:15:43.85</dc:date>
    <dc:creator>James Lombardi</dc:creator>
    <meta:editing-duration>P30DT22H27M13S</meta:editing-duration>
    <meta:editing-cycles>2256</meta:editing-cycles>
    <meta:generator>OpenOffice/4.1.2$Win32 OpenOffice.org_project/412m3$Build-9782</meta:generator>
    <meta:document-statistic meta:table-count="0" meta:image-count="9" meta:object-count="0" meta:page-count="223" meta:paragraph-count="6553" meta:word-count="70360" meta:character-count="359829"/>
  </office:meta>
</office:document-meta>
</file>